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in" fo:margin-bottom="0in" style:contextual-spacing="true" fo:line-height="100%"/>
      <style:text-properties style:font-name="Times New Roman" fo:font-size="16pt" style:font-size-asian="16pt" style:font-size-complex="16pt"/>
    </style:style>
    <style:style style:name="P2" style:family="paragraph" style:parent-style-name="List_20_Paragraph">
      <style:paragraph-properties fo:margin-top="0in" fo:margin-bottom="0in" style:contextual-spacing="true" fo:line-height="100%"/>
      <style:text-properties fo:font-size="16pt" style:font-size-asian="16pt" style:font-size-complex="16pt"/>
    </style:style>
    <style:style style:name="P3" style:family="paragraph" style:parent-style-name="List_20_Paragraph" style:list-style-name="WWNum3">
      <style:paragraph-properties fo:margin-top="0in" fo:margin-bottom="0in" style:contextual-spacing="true" fo:line-height="100%"/>
      <style:text-properties fo:font-size="16pt" style:font-size-asian="16pt" style:font-size-complex="16pt"/>
    </style:style>
    <style:style style:name="P4" style:family="paragraph" style:parent-style-name="List_20_Paragraph" style:list-style-name="WWNum4">
      <style:paragraph-properties fo:margin-top="0in" fo:margin-bottom="0in" style:contextual-spacing="true" fo:line-height="100%"/>
      <style:text-properties fo:font-size="16pt" style:font-size-asian="16pt" style:font-size-complex="16pt"/>
    </style:style>
    <style:style style:name="P5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size="16pt" officeooo:paragraph-rsid="000d24f3" style:font-size-asian="16pt" style:font-size-complex="16pt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size="16pt" officeooo:rsid="000d24f3" officeooo:paragraph-rsid="000d24f3" style:font-size-asian="16pt" style:font-size-complex="16pt"/>
    </style:style>
    <style:style style:name="P7" style:family="paragraph" style:parent-style-name="Standard">
      <style:paragraph-properties fo:line-height="100%"/>
      <style:text-properties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/>
    </style:style>
    <style:style style:name="P8" style:family="paragraph" style:parent-style-name="Standard">
      <style:paragraph-properties fo:line-height="100%"/>
      <style:text-properties style:font-name="Arial" fo:font-size="16pt" style:font-size-asian="16pt" style:font-name-complex="Arial1" style:font-size-complex="16pt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line-height="100%"/>
      <style:text-properties fo:font-size="16pt" style:font-size-asian="16pt" style:font-size-complex="16pt"/>
    </style:style>
    <style:style style:name="P11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fo:font-size="16pt" officeooo:paragraph-rsid="000724c4" style:font-size-asian="16pt" style:font-size-complex="16pt"/>
    </style:style>
    <style:style style:name="P12" style:family="paragraph" style:parent-style-name="Standard" style:master-page-name="Standard">
      <style:paragraph-properties fo:margin-top="0in" fo:margin-bottom="0.1665in" style:contextual-spacing="false" fo:line-height="100%" fo:text-align="center" style:justify-single-word="false" style:page-number="auto"/>
      <style:text-properties fo:font-size="16pt" officeooo:paragraph-rsid="000724c4" style:font-size-asian="16pt" style:font-size-complex="16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6pt" style:font-size-asian="16pt" style:font-size-complex="16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Arial" fo:font-size="16pt" style:font-size-asian="16pt" style:font-name-complex="Arial1" style:font-size-complex="16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fo:font-size="16pt" officeooo:rsid="000724c4" officeooo:paragraph-rsid="000724c4" style:font-size-asian="16pt" style:font-name-complex="Arial1" style:font-size-complex="16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Arial" fo:font-size="16pt" officeooo:rsid="000724c4" officeooo:paragraph-rsid="000abef8" style:font-size-asian="16pt" style:font-name-complex="Arial1" style:font-size-complex="16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font-size="16pt" style:font-size-asian="16pt" style:font-size-complex="16pt"/>
    </style:style>
    <style:style style:name="P18" style:family="paragraph" style:parent-style-name="Standard">
      <style:paragraph-properties fo:margin-top="0in" fo:margin-bottom="0.0835in" style:contextual-spacing="false" fo:line-height="100%"/>
      <style:text-properties fo:font-size="16pt" style:font-size-asian="16pt" style:font-size-complex="16pt"/>
    </style:style>
    <style:style style:name="P19" style:family="paragraph" style:parent-style-name="Standard" style:list-style-name="WWNum1">
      <style:paragraph-properties fo:margin-left="0in" fo:margin-right="0in" fo:margin-top="0in" fo:margin-bottom="0in" style:contextual-spacing="false" fo:line-height="100%" fo:text-indent="0in" style:auto-text-indent="false"/>
      <style:text-properties fo:font-size="16pt" officeooo:paragraph-rsid="000724c4" style:font-size-asian="16pt" style:font-size-complex="16pt"/>
    </style:style>
    <style:style style:name="P20" style:family="paragraph" style:parent-style-name="Standard" style:list-style-name="WWNum2">
      <style:paragraph-properties fo:margin-left="0in" fo:margin-right="0in" fo:margin-top="0in" fo:margin-bottom="0in" style:contextual-spacing="false" fo:line-height="100%" fo:text-indent="0in" style:auto-text-indent="false"/>
      <style:text-properties fo:font-size="16pt" style:font-size-asian="16pt" style:font-size-complex="16pt"/>
    </style:style>
    <style:style style:name="P21" style:family="paragraph" style:parent-style-name="Standard">
      <style:paragraph-properties fo:margin-left="0.2957in" fo:margin-right="0in" fo:line-height="100%" fo:text-indent="0in" style:auto-text-indent="false"/>
      <style:text-properties style:font-name="Arial" fo:font-size="16pt" style:font-size-asian="16pt" style:font-name-complex="Arial1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Times New Roman" officeooo:rsid="000d24f3"/>
    </style:style>
    <style:style style:name="T6" style:family="text">
      <style:text-properties fo:color="#000000" loext:opacity="100%" style:font-name="Times New Roman" fo:font-weight="bold" fo:background-color="#ffffff" loext:char-shading-value="0" style:font-weight-asian="bold"/>
    </style:style>
    <style:style style:name="T7" style:family="text">
      <style:text-properties officeooo:rsid="000abe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">LAB SESSION 04</text:span></text:p>
      <text:p text:style-name="P11"><text:span text:style-name="T2">Assignment</text:span></text:p>
      <text:p text:style-name="P18"><text:span text:style-name="T2">Consider the following employee database:</text:span></text:p>
      <text:p text:style-name="P17"><text:span text:style-name="T1">SAILORS(s_id , s_name , rating , age)</text:span></text:p>
      <text:p text:style-name="P17"><text:span text:style-name="T1">BOATS(b_id , b_name , color)</text:span></text:p>
      <text:p text:style-name="P17"><text:span text:style-name="T1">RESERVES(s_id , b_id , day)</text:span></text:p>
      <text:p text:style-name="P13"/>
      <text:list xml:id="list1451971503" text:style-name="WWNum3">
        <text:list-item>
          <text:p text:style-name="P3"><text:span text:style-name="T2">s_id</text:span><text:span text:style-name="T1"> ,</text:span><text:span text:style-name="T2">b_id</text:span><text:span text:style-name="T1"> are primary keys of the tables SAILORS and BOATS.</text:span></text:p>
        </text:list-item>
        <text:list-item>
          <text:p text:style-name="P3"><text:span text:style-name="T2">s_id</text:span><text:span text:style-name="T1"> ,</text:span><text:span text:style-name="T2">b_id</text:span><text:span text:style-name="T1"> together of the table RESERVES form the composite primary key. </text:span></text:p>
        </text:list-item>
        <text:list-item>
          <text:p text:style-name="P3"><text:span text:style-name="T2">s_id</text:span><text:span text:style-name="T1"> ,</text:span><text:span text:style-name="T2">b_id</text:span><text:span text:style-name="T1"> are also the foreign keys references SAILORS and BOATS respectively.</text:span></text:p>
        </text:list-item>
      </text:list>
      <text:p text:style-name="P1"/>
      <text:p text:style-name="P10"><text:span text:style-name="T2">Write necessary SQL queries for the following:</text:span></text:p>
      <text:list xml:id="list2167239099" text:style-name="WWNum1">
        <text:list-item>
          <text:p text:style-name="P19"><text:span text:style-name="T1">Create the above tables and insert sufficient records.</text:span></text:p>
        </text:list-item>
        <text:list-item>
          <text:p text:style-name="P19"><text:span text:style-name="T1">Write SQL commands to perform the following:</text:span></text:p>
        </text:list-item>
      </text:list>
      <text:list xml:id="list1587821489" text:style-name="WWNum2">
        <text:list-item>
          <text:p text:style-name="P20"><text:span text:style-name="T1">Find the color of boats reserved by ‘</text:span><text:span text:style-name="T2">Tarun</text:span><text:span text:style-name="T1">’.</text:span></text:p>
        </text:list-item>
        <text:list-item>
          <text:p text:style-name="P20"><text:span text:style-name="T1">Find the sailor_id’s and sailor_names who have reserved boats on ‘</text:span><text:span text:style-name="T2">Monday</text:span><text:span text:style-name="T1">’.</text:span></text:p>
        </text:list-item>
        <text:list-item>
          <text:p text:style-name="P20"><text:span text:style-name="T1">List boat_id’s and boat names for ‘</text:span><text:span text:style-name="T2">red</text:span><text:span text:style-name="T1">’ and ‘</text:span><text:span text:style-name="T2">green</text:span><text:span text:style-name="T1">’ colors only.</text:span></text:p>
        </text:list-item>
        <text:list-item>
          <text:p text:style-name="P20"><text:span text:style-name="T1">Delete all the sailors information whose age is greater than 60.</text:span></text:p>
        </text:list-item>
      </text:list>
      <text:p text:style-name="P14"/>
      <text:p text:style-name="P15">1. =&gt;</text:p>
      <text:p text:style-name="P15">CREATE TABLE Sailors(</text:p>
      <text:p text:style-name="P15">s_id number constraint p_k Primary key,</text:p>
      <text:p text:style-name="P15">s_name varchar2(20),</text:p>
      <text:p text:style-name="P15">rating number,</text:p>
      <text:p text:style-name="P15">age number);</text:p>
      <text:p text:style-name="P15"/>
      <text:p text:style-name="P15">CREATE TABLE boats(</text:p>
      <text:p text:style-name="P15">b_id number constraint p_k Primary key,</text:p>
      <text:p text:style-name="P15">b_name varchar2(20),</text:p>
      <text:p text:style-name="P15"><text:soft-page-break/>color varchar2(20));</text:p>
      <text:p text:style-name="P15"/>
      <text:p text:style-name="P15">CREATE TABLE Reserves(</text:p>
      <text:p text:style-name="P15">s_id number,</text:p>
      <text:p text:style-name="P15">b_id number,</text:p>
      <text:p text:style-name="P15">day varchar2(20));</text:p>
      <text:p text:style-name="P15"/>
      <text:p text:style-name="P15">2. a) =&gt;select color from boats where b_id in (Select b_id from reserves where s_id in (SElect s_id from sailors where s_name like 'Tarun'));</text:p>
      <text:p text:style-name="P15">Red</text:p>
      <text:p text:style-name="P15"/>
      <text:p text:style-name="P15"><text:s text:c="4"/><text:span text:style-name="T7">b</text:span>) =&gt;select s_id, s_name from sailors where s_id in (select s_id from reserves where day like 'Monday');</text:p>
      <text:p text:style-name="P15">234|Tarun</text:p>
      <text:p text:style-name="P15"/>
      <text:p text:style-name="P16"><text:span text:style-name="T7"><text:s text:c="3"/>c</text:span>) =&gt;select b_id boatId, b_name boatName from boats where lower(color) in ('red', 'green');</text:p>
      <text:p text:style-name="P16">9897|Titan</text:p>
      <text:p text:style-name="P15"/>
      <text:p text:style-name="P15"><text:span text:style-name="T7"><text:s text:c="3"/>d</text:span>) =&gt;delete from reserves where s_id in (select s_id from sailors <text:tab/>where age &gt; 60);</text:p>
      <text:p text:style-name="P15"><text:tab/>delete from sailors where age &gt; 60;</text:p>
      <text:p text:style-name="P15"/>
      <text:p text:style-name="P10"/>
      <text:p text:style-name="P10"><text:span text:style-name="T2">Consider the following relations:</text:span></text:p>
      <text:p text:style-name="P17"><text:span text:style-name="T1">Teacher (</text:span><text:span text:style-name="T3">Tid</text:span><text:span text:style-name="T1">, Name , Dept)</text:span></text:p>
      <text:p text:style-name="P17"><text:span text:style-name="T1">Subject (</text:span><text:span text:style-name="T3">Subno</text:span><text:span text:style-name="T1">, Subtitle)</text:span></text:p>
      <text:p text:style-name="P17"><text:span text:style-name="T1">TaughtBy (</text:span><text:span text:style-name="T3">Tid</text:span><text:span text:style-name="T1">,</text:span><text:span text:style-name="T3">Subno</text:span><text:span text:style-name="T1">)</text:span></text:p>
      <text:p text:style-name="P17"><text:span text:style-name="T1">Student (</text:span><text:span text:style-name="T3">Rollno</text:span><text:span text:style-name="T1">,Sname , City)</text:span></text:p>
      <text:p text:style-name="P13"/>
      <text:p text:style-name="P10"><text:span text:style-name="T2">Create the Tables and insert sufficient number of records. Write SQL queries </text:span><text:span text:style-name="T6">with corresponding Outputs </text:span><text:span text:style-name="T2">for the following.</text:span></text:p>
      <text:p text:style-name="P10"><text:soft-page-break/><text:span text:style-name="T2">CREATE TABLE teacher(</text:span></text:p>
      <text:p text:style-name="P10"><text:span text:style-name="T2">tid number(10),</text:span></text:p>
      <text:p text:style-name="P10"><text:span text:style-name="T2">t_name varchar2(20),</text:span></text:p>
      <text:p text:style-name="P10"><text:span text:style-name="T2">dept varchar2(20),</text:span></text:p>
      <text:p text:style-name="P10"><text:span text:style-name="T2">primary key ( tid));</text:span></text:p>
      <text:p text:style-name="P10"><text:span text:style-name="T2"/></text:p>
      <text:p text:style-name="P10"><text:span text:style-name="T2">CREATE TABLE student(</text:span></text:p>
      <text:p text:style-name="P10"><text:span text:style-name="T2">rollno number(10),</text:span></text:p>
      <text:p text:style-name="P10"><text:span text:style-name="T2">sname varchar2(20),</text:span></text:p>
      <text:p text:style-name="P10"><text:span text:style-name="T2">city varchar2(20),</text:span></text:p>
      <text:p text:style-name="P10"><text:span text:style-name="T2">primary key(rollno));</text:span></text:p>
      <text:p text:style-name="P10"><text:span text:style-name="T2"/></text:p>
      <text:p text:style-name="P10"><text:span text:style-name="T2">CREATE TABLE subject(</text:span></text:p>
      <text:p text:style-name="P10"><text:span text:style-name="T2">subno number(10),</text:span></text:p>
      <text:p text:style-name="P10"><text:span text:style-name="T2">subtitle varchar2(20),</text:span></text:p>
      <text:p text:style-name="P10"><text:span text:style-name="T2">primary key ( subno));</text:span></text:p>
      <text:p text:style-name="P10"><text:span text:style-name="T2"/></text:p>
      <text:p text:style-name="P10"><text:span text:style-name="T2">CREATE TABLE taughtby (</text:span></text:p>
      <text:p text:style-name="P10"><text:span text:style-name="T2">tid number(10) constraint tby_fk references teacher(tid),</text:span></text:p>
      <text:p text:style-name="P10"><text:span text:style-name="T2">subno number(10) references subject(subno),</text:span></text:p>
      <text:p text:style-name="P10"><text:span text:style-name="T2">primary key(tid, subno));</text:span></text:p>
      <text:p text:style-name="P10"><text:span text:style-name="T2"/></text:p>
      <text:list xml:id="list3805779322" text:style-name="WWNum4">
        <text:list-item>
          <text:p text:style-name="P4"><text:soft-page-break/><text:span text:style-name="T1">Get the names of all the teachers of ‘Physics’ department who teach ‘Thermodynamics’.</text:span></text:p>
        </text:list-item>
        <text:list-item>
          <text:p text:style-name="P4"><text:span text:style-name="T1">Rename the subject ‘DBMS’ to ‘RDBMS’.</text:span></text:p>
        </text:list-item>
        <text:list-item>
          <text:p text:style-name="P4"><text:span text:style-name="T1">Find out all the students who stay in ‘Kolkata’ and whose roll number is between 20 and 25.</text:span></text:p>
        </text:list-item>
        <text:list-item>
          <text:p text:style-name="P4"><text:span text:style-name="T1">Display all the students’ information in descending order of their roll number who stay in ‘Kolkata’.</text:span></text:p>
        </text:list-item>
      </text:list>
      <text:p text:style-name="P2"><text:span text:style-name="T1"/></text:p>
      <text:p text:style-name="P6"><text:span text:style-name="T1">1.=&gt;select t_name from teacher where dept like 'Physics' and <text:s/>tid in ( select tid from taughtby where subno in ( select subno from subject where subtitle like 'Thermodynamcis'));</text:span></text:p>
      <text:p text:style-name="P6"><text:span text:style-name="T1">Ramanujan</text:span></text:p>
      <text:p text:style-name="P6"><text:span text:style-name="T1"/></text:p>
      <text:p text:style-name="P5"><text:span text:style-name="T5">2.=&gt;update subject set subtitle = 'RDBMS' where subtitle like 'DBMS';</text:span></text:p>
      <text:p text:style-name="P5"><text:span text:style-name="T5"/></text:p>
      <text:p text:style-name="P6"><text:span text:style-name="T1">3.=&gt; select * from student where city like ‘Kolkata’ and rollno &gt;= 20 and rollno &lt;= 25;</text:span></text:p>
      <text:p text:style-name="P6"><text:span text:style-name="T1"><text:s/></text:span></text:p>
      <text:p text:style-name="P6"><text:span text:style-name="T1">4.=&gt;select * from student where city like ‘Kolkata’ Order By rollno desc;</text:span></text:p>
      <text:p text:style-name="P7"/>
      <text:p text:style-name="P8"/>
      <text:p text:style-name="P8"/>
      <text:p text:style-name="P21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 style:language-complex="bn" style:country-complex="B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</meta:editing-cycles>
    <meta:creation-date>2021-05-10T05:39:00</meta:creation-date>
    <dc:date>2021-05-10T16:00:04.726674487</dc:date>
    <meta:editing-duration>PT9M29S</meta:editing-duration>
    <meta:generator>LibreOffice/7.0.5.2$Linux_X86_64 LibreOffice_project/00$Build-2</meta:generator>
    <meta:document-statistic meta:table-count="0" meta:image-count="0" meta:object-count="0" meta:page-count="4" meta:paragraph-count="72" meta:word-count="464" meta:character-count="2950" meta:non-whitespace-character-count="2555"/>
    <meta:user-defined meta:name="AppVersion">12.0000</meta:user-defined>
    <meta:template xlink:type="simple" xlink:actuate="onRequest" xlink:title="Normal" xlink:href=""/>
  </office:meta>
</office:document-meta>
</file>